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, Arial"/>
    <style:font-face style:name="Lohit Devanagari1" svg:font-family="'Lohit Devanagari'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ad6b"/>
    </style:style>
    <style:style style:name="P2" style:family="paragraph" style:parent-style-name="Standard">
      <style:text-properties officeooo:paragraph-rsid="00249c30"/>
    </style:style>
    <style:style style:name="P3" style:family="paragraph" style:parent-style-name="Standard">
      <style:text-properties officeooo:paragraph-rsid="0026be2a"/>
    </style:style>
    <style:style style:name="P4" style:family="paragraph" style:parent-style-name="Standard">
      <style:text-properties officeooo:paragraph-rsid="002fb7d2"/>
    </style:style>
    <style:style style:name="P5" style:family="paragraph" style:parent-style-name="Standard">
      <style:text-properties officeooo:paragraph-rsid="00370e27"/>
    </style:style>
    <style:style style:name="P6" style:family="paragraph" style:parent-style-name="Standard">
      <style:text-properties style:font-name="Times" fo:font-size="13pt" fo:font-weight="bold" officeooo:rsid="001c0be9" officeooo:paragraph-rsid="001c0be9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Times" fo:font-size="13pt" fo:font-weight="bold" officeooo:rsid="001cad6b" officeooo:paragraph-rsid="001cad6b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Times" fo:font-size="13pt" fo:font-weight="bold" officeooo:rsid="00560bb0" officeooo:paragraph-rsid="00560bb0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Times" fo:font-size="13pt" fo:font-weight="bold" officeooo:paragraph-rsid="00370e27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Times" fo:font-size="13pt" officeooo:rsid="001c0be9" officeooo:paragraph-rsid="001c0be9" style:font-size-asian="13pt" style:font-size-complex="13pt"/>
    </style:style>
    <style:style style:name="P11" style:family="paragraph" style:parent-style-name="Standard">
      <style:text-properties style:font-name="Times" fo:font-size="13pt" officeooo:rsid="001cad6b" officeooo:paragraph-rsid="001cad6b" style:font-size-asian="13pt" style:font-size-complex="13pt"/>
    </style:style>
    <style:style style:name="P12" style:family="paragraph" style:parent-style-name="Standard">
      <style:text-properties style:font-name="Times" fo:font-size="13pt" officeooo:paragraph-rsid="00370e27" style:font-size-asian="13pt" style:font-size-complex="13pt"/>
    </style:style>
    <style:style style:name="P13" style:family="paragraph" style:parent-style-name="Standard">
      <style:text-properties style:font-name="Times" fo:font-size="13pt" officeooo:rsid="00560bb0" officeooo:paragraph-rsid="00560bb0" style:font-size-asian="13pt" style:font-size-complex="13pt"/>
    </style:style>
    <style:style style:name="P14" style:family="paragraph" style:parent-style-name="Standard">
      <style:text-properties style:font-name="Times" fo:font-size="13pt" officeooo:rsid="004f4964" officeooo:paragraph-rsid="004f4964" style:font-size-asian="13pt" style:font-size-complex="13pt" loext:padding="0cm" loext:border="none"/>
    </style:style>
    <style:style style:name="P15" style:family="paragraph" style:parent-style-name="Standard">
      <style:text-properties style:font-name="Times" fo:font-size="13pt" fo:font-weight="normal" officeooo:paragraph-rsid="00370e27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4f4964" loext:padding="0cm" loext:border="none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4f4964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4f4964" officeooo:paragraph-rsid="004f4964" loext:padding="0cm" loext:border="none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Times" fo:font-size="13pt" style:font-size-asian="13pt" style:font-size-complex="13pt" loext:padding="0cm" loext:border="none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Times" fo:font-size="13pt" officeooo:paragraph-rsid="004f4964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ff0000" style:font-name="Lato" fo:font-size="10.5pt" fo:letter-spacing="normal" fo:font-style="normal" fo:font-weight="normal" officeooo:rsid="004f4964" officeooo:paragraph-rsid="004f4964"/>
    </style:style>
    <style:style style:name="P24" style:family="paragraph" style:parent-style-name="Standard">
      <style:paragraph-properties fo:margin-top="0cm" fo:margin-bottom="0cm" loext:contextual-spacing="false"/>
      <style:text-properties loext:padding="0cm" loext:border="none"/>
    </style:style>
    <style:style style:name="P25" style:family="paragraph" style:parent-style-name="Text_20_body">
      <style:text-properties officeooo:paragraph-rsid="00370e27"/>
    </style:style>
    <style:style style:name="P26" style:family="paragraph" style:parent-style-name="Standard">
      <style:text-properties style:font-name="Times" fo:font-size="13pt" fo:font-weight="normal" officeooo:paragraph-rsid="00370e27" style:font-size-asian="13pt" style:font-weight-asian="normal" style:font-size-complex="13pt" style:font-weight-complex="normal"/>
    </style:style>
    <style:style style:name="P27" style:family="paragraph" style:parent-style-name="Standard">
      <style:text-properties style:font-name="Times" fo:font-size="13pt" fo:font-weight="normal" officeooo:rsid="0068cb6f" officeooo:paragraph-rsid="0068cb6f" style:font-size-asian="13pt" style:font-weight-asian="normal" style:font-size-complex="13pt" style:font-weight-complex="normal"/>
    </style:style>
    <style:style style:name="P28" style:family="paragraph" style:parent-style-name="Standard">
      <style:text-properties style:font-name="Times" fo:font-size="13pt" fo:font-weight="bold" officeooo:rsid="0068cb6f" officeooo:paragraph-rsid="0068cb6f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4f4964" style:font-weight-asian="normal" style:font-weight-complex="normal" loext:padding="0cm" loext:border="none"/>
    </style:style>
    <style:style style:name="T3" style:family="text">
      <style:text-properties style:font-name="Times" fo:font-size="13pt" style:font-size-asian="13pt" style:font-size-complex="13pt"/>
    </style:style>
    <style:style style:name="T4" style:family="text">
      <style:text-properties style:font-name="Times" fo:font-size="13pt" officeooo:rsid="001cad6b" style:font-size-asian="13pt" style:font-size-complex="13pt"/>
    </style:style>
    <style:style style:name="T5" style:family="text">
      <style:text-properties style:font-name="Times" fo:font-size="13pt" style:font-size-asian="13pt" style:font-size-complex="13pt" loext:padding="0cm" loext:border="none"/>
    </style:style>
    <style:style style:name="T6" style:family="text">
      <style:text-properties style:font-name="Times" fo:font-size="13pt" fo:font-weight="bold" officeooo:rsid="00249c30" style:font-size-asian="13pt" style:font-weight-asian="bold" style:font-size-complex="13pt" style:font-weight-complex="bold"/>
    </style:style>
    <style:style style:name="T7" style:family="text">
      <style:text-properties style:font-name="Times" fo:font-size="13pt" fo:font-weight="bold" officeooo:rsid="0026be2a" style:font-size-asian="13pt" style:font-weight-asian="bold" style:font-size-complex="13pt" style:font-weight-complex="bold"/>
    </style:style>
    <style:style style:name="T8" style:family="text">
      <style:text-properties style:font-name="Times" fo:font-size="13pt" fo:font-weight="bold" officeooo:rsid="002fb7d2" style:font-size-asian="13pt" style:font-weight-asian="bold" style:font-size-complex="13pt" style:font-weight-complex="bold"/>
    </style:style>
    <style:style style:name="T9" style:family="text">
      <style:text-properties style:font-name="Times" fo:font-size="13pt" fo:font-weight="bold" officeooo:rsid="00370e27" style:font-size-asian="13pt" style:font-weight-asian="bold" style:font-size-complex="13pt" style:font-weight-complex="bold"/>
    </style:style>
    <style:style style:name="T10" style:family="text">
      <style:text-properties style:font-name="Times" fo:font-size="13pt" fo:font-weight="normal" officeooo:rsid="00249c30" style:font-size-asian="13pt" style:font-weight-asian="normal" style:font-size-complex="13pt" style:font-weight-complex="normal"/>
    </style:style>
    <style:style style:name="T11" style:family="text">
      <style:text-properties style:font-name="Times" fo:font-size="13pt" fo:font-weight="normal" officeooo:rsid="0026be2a" style:font-size-asian="13pt" style:font-weight-asian="normal" style:font-size-complex="13pt" style:font-weight-complex="normal"/>
    </style:style>
    <style:style style:name="T12" style:family="text">
      <style:text-properties style:font-name="Times" fo:font-size="13pt" fo:font-weight="normal" officeooo:rsid="002fb7d2" style:font-size-asian="13pt" style:font-weight-asian="normal" style:font-size-complex="13pt" style:font-weight-complex="normal"/>
    </style:style>
    <style:style style:name="T13" style:family="text">
      <style:text-properties style:font-name="Times" fo:font-size="13pt" fo:font-weight="normal" officeooo:rsid="00370e27" style:font-size-asian="13pt" style:font-weight-asian="normal" style:font-size-complex="13pt" style:font-weight-complex="normal"/>
    </style:style>
    <style:style style:name="T14" style:family="text">
      <style:text-properties officeooo:rsid="004f4964"/>
    </style:style>
    <style:style style:name="T15" style:family="text">
      <style:text-properties officeooo:rsid="004f4964" loext:padding="0cm" loext:border="none"/>
    </style:style>
    <style:style style:name="T16" style:family="text">
      <style:text-properties fo:font-variant="normal" fo:text-transform="none" fo:color="#ff0000" style:font-name="Lato" fo:font-size="10.5pt" fo:letter-spacing="normal" fo:font-style="normal" fo:font-weight="normal"/>
    </style:style>
    <style:style style:name="T17" style:family="text">
      <style:text-properties fo:font-variant="normal" fo:text-transform="none" fo:color="#ff0000" style:font-name="Lato" fo:font-size="10.5pt" fo:letter-spacing="normal" fo:font-style="normal" fo:font-weight="normal" officeooo:rsid="004f4964"/>
    </style:style>
    <style:style style:name="T18" style:family="text">
      <style:text-properties officeooo:rsid="004f4964" style:font-size-asian="13pt" style:font-size-complex="13pt" loext:padding="0cm" loext:border="none"/>
    </style:style>
    <style:style style:name="T19" style:family="text">
      <style:text-properties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stall a software in ubuntu</text:p>
      <text:p text:style-name="P10"/>
      <text:p text:style-name="P10">sudo dpkg -i packagename.deb</text:p>
      <text:p text:style-name="P10"/>
      <text:p text:style-name="P10"/>
      <text:p text:style-name="P10">sudo dpkg -i code_1.61.2-1634656828_amd64.deb</text:p>
      <text:p text:style-name="P10"/>
      <text:p text:style-name="P7">While installing toptracker error is coming</text:p>
      <text:p text:style-name="P11">package libappindicator1 is not installed</text:p>
      <text:p text:style-name="P11"/>
      <text:p text:style-name="P1"><text:span text:style-name="T4">solution: </text:span><text:span text:style-name="Source_20_Text"><text:span text:style-name="T3">sudo apt-get -f install</text:span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2"><text:span text:style-name="Source_20_Text"><text:span text:style-name="T6">Install Xampp in ubuntu</text:span></text:span></text:p>
      <text:p text:style-name="P2"><text:span text:style-name="Source_20_Text"><text:span text:style-name="T3"/></text:span></text:p>
      <text:p text:style-name="P2"><text:span text:style-name="Source_20_Text"><text:span text:style-name="T10">sudo chmod 755 xampp-linux-x64-8.0.11-2-installer.run</text:span></text:span></text:p>
      <text:p text:style-name="P2"><text:span text:style-name="Source_20_Text"><text:span text:style-name="T10"/></text:span></text:p>
      <text:p text:style-name="P2"><text:span text:style-name="Source_20_Text"><text:span text:style-name="T10">ls -l xampp-linux-x64-8.0.11-2-installer.run</text:span></text:span></text:p>
      <text:p text:style-name="P2"><text:span text:style-name="Source_20_Text"><text:span text:style-name="T10"/></text:span></text:p>
      <text:p text:style-name="P2"><text:span text:style-name="Source_20_Text"><text:span text:style-name="T10">sudo ./xampp-linux-x64-8.0.11-2-installer.run</text:span></text:span></text:p>
      <text:p text:style-name="P2"><text:span text:style-name="Source_20_Text"><text:span text:style-name="T10"/></text:span></text:p>
      <text:p text:style-name="P2"><text:span text:style-name="Source_20_Text"><text:span text:style-name="T10"/></text:span></text:p>
      <text:p text:style-name="P3"><text:span text:style-name="Source_20_Text"><text:span text:style-name="T7">To open Xampp</text:span></text:span></text:p>
      <text:p text:style-name="P3"><text:span text:style-name="Source_20_Text"><text:span text:style-name="T11">sudo /opt/lampp/lampp start</text:span></text:span></text:p>
      <text:p text:style-name="P3"><text:span text:style-name="Source_20_Text"><text:span text:style-name="T11"/></text:span></text:p>
      <text:p text:style-name="P4"><text:span text:style-name="Source_20_Text"><text:span text:style-name="T8">To give read/write permissions to ubuntu</text:span></text:span></text:p>
      <text:p text:style-name="P4"><text:span text:style-name="Source_20_Text"><text:span text:style-name="T12"/></text:span></text:p>
      <text:p text:style-name="P4"><text:span text:style-name="Source_20_Text"><text:span text:style-name="T12">1) open terminal in that folder</text:span></text:span></text:p>
      <text:p text:style-name="P4"><text:span text:style-name="Source_20_Text"><text:span text:style-name="T12"/></text:span></text:p>
      <text:p text:style-name="P4"><text:span text:style-name="Source_20_Text"><text:span text:style-name="T12">2) type</text:span></text:span></text:p>
      <text:p text:style-name="P4"><text:span text:style-name="Source_20_Text"><text:span text:style-name="T12">sudo chmod -R 777 htdocs</text:span></text:span></text:p>
      <text:p text:style-name="P4"><text:span text:style-name="Source_20_Text"><text:span text:style-name="T12"/></text:span></text:p>
      <text:p text:style-name="P4"><text:span text:style-name="Source_20_Text"><text:span text:style-name="T12"/></text:span></text:p>
      <text:p text:style-name="P5"><text:span text:style-name="Source_20_Text"><text:span text:style-name="T9">Uninstall google chrome</text:span></text:span></text:p>
      <text:p text:style-name="P5"><text:span text:style-name="Source_20_Text"><text:span text:style-name="T13"/></text:span></text:p>
      <text:p text:style-name="P5"><text:span text:style-name="Source_20_Text"><text:span text:style-name="T13">sudo apt-get --purge remove google-chrome-stable</text:span></text:span></text:p>
      <text:p text:style-name="P5"><text:span text:style-name="Source_20_Text"><text:span text:style-name="T13">sudo apt-get autoremove</text:span></text:span></text:p>
      <text:p text:style-name="P5"/>
      <text:p text:style-name="P5"><text:span text:style-name="Source_20_Text"><text:span text:style-name="T13">Warning: World-writable config file '/opt/lampp/etc/my.cnf'</text:span></text:span></text:p>
      <text:p text:style-name="P5"><text:span text:style-name="Source_20_Text"><text:span text:style-name="T9">XAMPP: Starting Apache.../opt/lampp/share/xampp/xampplib: line 22: netstat: command not found</text:span></text:span></text:p>
      <text:p text:style-name="P25"><text:span text:style-name="Source_20_Text"><text:span text:style-name="T5"/></text:span></text:p>
      <text:p text:style-name="P25"><text:span text:style-name="Source_20_Text"><text:span text:style-name="T5">sudo apt-get install net-tools</text:span></text:span></text:p>
      <text:p text:style-name="P21"/>
      <text:p text:style-name="P21"/>
      <text:p text:style-name="P22"><text:soft-page-break/><text:span text:style-name="T18">Solve </text:span><text:span text:style-name="T16">Warning: World-writable config file '/opt/lampp/etc/my.cnf' </text:span><text:span text:style-name="T17">error</text:span></text:p>
      <text:p text:style-name="P23"/>
      <text:p text:style-name="P23"/>
      <text:p text:style-name="P14">1) login as root by using command</text:p>
      <text:p text:style-name="P17"/>
      <text:p text:style-name="P17">sudo su</text:p>
      <text:p text:style-name="P20">2) After this, run this command to see permissions</text:p>
      <text:p text:style-name="P20"/>
      <text:p text:style-name="P18"><text:s/>ls -l /opt/lampp/etc/my.cnf</text:p>
      <text:p text:style-name="P17"/>
      <text:p text:style-name="P20">3) These are the permissions</text:p>
      <text:p text:style-name="P17">-rwxrwxrwx 1 root root 5207 Mar 4 11:03 /opt/lampp/etc/my.cnf</text:p>
      <text:p text:style-name="P19"><text:line-break/><text:span text:style-name="T15">4) run this command to change permissions</text:span></text:p>
      <text:p text:style-name="P18">chmod 644 /opt/lampp/etc/my.cnf</text:p>
      <text:p text:style-name="P16"><text:line-break/><text:span text:style-name="T14">5) </text:span><text:span text:style-name="T19">After changing permissions, </text:span><text:span text:style-name="T2">root mode</text:span></text:p>
      <text:p text:style-name="P16"><text:span text:style-name="T15">e</text:span><text:span text:style-name="T19">xit</text:span></text:p>
      <text:p text:style-name="P16"><text:line-break/><text:span text:style-name="T14">6) </text:span><text:span text:style-name="T19">Then try restarting XAMPP with this command:</text:span></text:p>
      <text:p text:style-name="P16"/>
      <text:p text:style-name="P17">sudo /opt/lampp/lampp restart</text:p>
      <text:p text:style-name="P24"/>
      <text:p text:style-name="P12"/>
      <text:p text:style-name="P8">To install Ubuntu support tools</text:p>
      <text:p text:style-name="P12"/>
      <text:p text:style-name="P12">sudo apt-get install net-tools</text:p>
      <text:p text:style-name="P12"/>
      <text:p text:style-name="P8">To fix all broken installation files</text:p>
      <text:p text:style-name="P13"/>
      <text:p text:style-name="P12">sudo apt-get --fix-broken install</text:p>
      <text:p text:style-name="P12"/>
      <text:p text:style-name="P13"><text:span text:style-name="T1">To update Ubuntu</text:span> </text:p>
      <text:p text:style-name="P13"/>
      <text:p text:style-name="P12">sudo apt-get update</text:p>
      <text:p text:style-name="P12"/>
      <text:p text:style-name="P9">phpMyAdmin - Error</text:p>
      <text:p text:style-name="P9">Wrong permissions on configuration file, should not be world writable!</text:p>
      <text:p text:style-name="P9"/>
      <text:p text:style-name="P15">sudo chmod 755 /opt/lampp/phpmyadmin/config.inc.php</text:p>
      <text:p text:style-name="P15"/>
      <text:p text:style-name="P28">To download any https website in System</text:p>
      <text:p text:style-name="P27"/>
      <text:p text:style-name="P27">wget -m https://www.itsolutionstuff.com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, Arial"/>
    <style:font-face style:name="Lohit Devanagari1" svg:font-family="'Lohit Devanagari'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18:12:07.162212896</meta:creation-date>
    <dc:date>2021-12-22T13:18:28.583324810</dc:date>
    <meta:editing-duration>PT1H11M56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2" meta:paragraph-count="46" meta:word-count="220" meta:character-count="1658" meta:non-whitespace-character-count="1481"/>
  </office:meta>
</office:document-meta>
</file>